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11" style:family="paragraph" style:parent-style-name="Standard">
      <style:text-properties officeooo:rsid="000ba8d3" officeooo:paragraph-rsid="000ba8d3"/>
    </style:style>
    <style:style style:name="P12" style:family="paragraph" style:parent-style-name="Standard">
      <style:text-properties officeooo:rsid="000c0f39" officeooo:paragraph-rsid="000c0f39"/>
    </style:style>
    <style:style style:name="P13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4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15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  <style:style style:name="T8" style:family="text">
      <style:text-properties officeooo:rsid="000b77cf"/>
    </style:style>
    <style:style style:name="T9" style:family="text">
      <style:text-properties officeooo:rsid="000ba8d3"/>
    </style:style>
    <style:style style:name="T10" style:family="text">
      <style:text-properties officeooo:rsid="000c0f39"/>
    </style:style>
    <style:style style:name="T11" style:family="text">
      <style:text-properties fo:language="es" fo:country="AR"/>
    </style:style>
    <style:style style:name="T12" style:family="text">
      <style:text-properties fo:language="en" fo:country="US"/>
    </style:style>
    <style:style style:name="T13" style:family="text">
      <style:text-properties officeooo:rsid="000dd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6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/>
      <text:p text:style-name="Standard"/>
      <text:p text:style-name="Standard"><text:soft-page-break/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8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7">Resting is </text:span><text:span text:style-name="T8">25</text:span><text:span text:style-name="T7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9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0">4%</text:span> to <text:span text:style-name="T10">crit chance</text:span>, <text:span text:style-name="T10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13"><text:soft-page-break/>TIP WEAPONS<text:line-break/><text:line-break/><text:span text:style-name="T11">Efficient Killer (Stiletto): Armor pen +3, Initiative +8, You deal 50% extra crit damage on the first turn of combat, decaying by 10% per turn</text:span></text:p>
      <text:p text:style-name="P13"><text:span text:style-name="T11"/></text:p>
      <text:p text:style-name="P13"><text:span text:style-name="T11"/></text:p>
      <text:p text:style-name="P13"><text:span text:style-name="T11">Duelist Edge (Rapier) 9% chance to parry, +10 initiative on parry, Your next attack after parrying has +10% crit chance</text:span></text:p>
      <text:p text:style-name="P13"/>
      <text:p text:style-name="P15">Adamantine Point (Estoc) +3 Strenght, Maximum damage +3, Crits roll damage twice and use the best result</text:p>
      <text:p text:style-name="P13"/>
      <text:p text:style-name="P13"/>
      <text:p text:style-name="P14">Crescent Moon (Sickle): 15% damage added as magic, +2 Lore, Your next spell after a critical hit deals 25% extra damage</text:p>
      <text:p text:style-name="P14"/>
      <text:p text:style-name="P14"/>
      <text:p text:style-name="P14">The Crow (Pick): Chance to blind 15%, 2% max Endurance recovered on kill, Crits deal an extra 4% of the creature’s current Endurance</text:p>
      <text:p text:style-name="P13"/>
      <text:p text:style-name="P13"/>
      <text:p text:style-name="P13">Harvester of Sorrow <text:span text:style-name="T11">(</text:span><text:span text:style-name="T12">Scythe</text:span><text:span text:style-name="T11">): Chance to </text:span><text:span text:style-name="T12">neutralize</text:span><text:span text:style-name="T11"> 15%, chance to </text:span><text:span text:style-name="T12">restrain</text:span><text:span text:style-name="T11"> 10%, Crits deal 10% extra damage per affliction on the targ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5T08:42:31.692000000</dc:date>
    <meta:editing-duration>PT4M33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35" meta:word-count="714" meta:character-count="4378" meta:non-whitespace-character-count="3696"/>
  </office:meta>
</office:document-meta>
</file>